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3cm"/>
    </style:style>
    <style:style style:name="co2" style:family="table-column">
      <style:table-column-properties fo:break-before="auto" style:column-width="4.51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3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35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3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5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5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7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5.700245700245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7199017199017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7199017199017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644.946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00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031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131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144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1.2778072672875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47666843603725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4766684360372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433.956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6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208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99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1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57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6.4754017549048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8852410529429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885241052942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523.608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59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493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8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157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0.55809477988933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202790473899446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202790473899446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575.92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2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041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79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5.1581269919097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0948761951458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470948761951458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737.210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6799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9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8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1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060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62431540531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1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74436473107972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1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74436473107972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42.465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174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8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2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0533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66731829836743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7671228088571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7671228088571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38.0836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275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51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3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7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091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428808029612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6001656207285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6001656207285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75.522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5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355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5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77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128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919696278741753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4378739511922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744378739511922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11.087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0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905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09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4019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24.8818113958696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49290868375217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14929086837521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40171621" calcext:value-type="float">
            <text:p>401716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1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025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9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1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535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6660682673847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3330341336923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3330341336923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84.954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754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491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8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09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2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3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92511233150274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9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93260109835247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9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93260109835247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036.790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51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628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5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74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141930598866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988851583593197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988851583593197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28.572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7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39756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0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1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6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50448654037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48953140578265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348953140578265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2.10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7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9903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5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2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2006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49.850448654037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252243270189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249252243270189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0.729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3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0099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47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3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386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6998931791527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899252254069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899252254069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27.06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2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6259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0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377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754617966524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8527707799149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8527707799149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09.197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75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5567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666666666666666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400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6263087588898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7578525533391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757852553339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69.539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2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712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7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418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5223119802068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133871881241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47133871881241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9.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66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896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3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8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3409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74.5762206262911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0335443840377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22033544384037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05.406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83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8131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2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60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3333333333333333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70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3048659384309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5243296921549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524329692154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58.291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1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0246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9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62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37986961361106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8993480680554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8993480680554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5.4917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04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975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3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75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2555831265508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27791563275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627791563275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75.189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72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947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5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26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46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53418003742485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767090018712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767090018712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161.62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76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3906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8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80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100758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99.2477024156890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954862144941344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5954862144941344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73.342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0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71116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4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56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48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4.2482977983201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8697380845882412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7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869738084588241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21.964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14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958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35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108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526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4.18349353003998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9174676501999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9174676501999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33.376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120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51763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6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6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3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74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3.85434728758979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54173891503591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4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4954173891503591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32.6621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93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6430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71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3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80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3.7485923597619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74249155415857145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7424915541585714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80.265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61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83302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25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054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80539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24.16344876395287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8172438197643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06208172438197643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241.6042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98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70015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60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3903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5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0.2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994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RunTime(ms)</text:p>
          </table:table-cell>
          <table:table-cell office:value-type="string" calcext:value-type="string">
            <text:p><text:s/>51532.0</text:p>
          </table:table-cell>
        </table:table-row>
        <table:table-row table:style-name="ro1">
          <table:table-cell office:value-type="string" calcext:value-type="string">
            <text:p>[OVERALL]</text:p>
          </table:table-cell>
          <table:table-cell office:value-type="string" calcext:value-type="string">
            <text:p><text:s/>Throughput(ops/sec)</text:p>
          </table:table-cell>
          <table:table-cell office:value-type="string" calcext:value-type="string">
            <text:p><text:s/>194.05417992703562</text:p>
          </table:table-cell>
        </table:table-row>
        <table:table-row table:style-name="ro1">
          <table:table-cell office:value-type="string" calcext:value-type="string">
            <text:p>[TOTAL_GCS_PS_Scavenge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_PS_Scaveng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_PS_Scavenge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1643250795622138</text:p>
          </table:table-cell>
        </table:table-row>
        <table:table-row table:style-name="ro1">
          <table:table-cell office:value-type="string" calcext:value-type="string">
            <text:p>[TOTAL_GCS_PS_MarkSweep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PS_MarkSweep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_TIME_%_PS_MarkSweep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TOTAL_GCs]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<text:s/>2.0</text:p>
          </table:table-cell>
        </table:table-row>
        <table:table-row table:style-name="ro1">
          <table:table-cell office:value-type="string" calcext:value-type="string">
            <text:p>[TOTAL_GC_TIME]</text:p>
          </table:table-cell>
          <table:table-cell office:value-type="string" calcext:value-type="string">
            <text:p><text:s/>Time(ms)</text:p>
          </table:table-cell>
          <table:table-cell office:value-type="string" calcext:value-type="string">
            <text:p><text:s/>6.0</text:p>
          </table:table-cell>
        </table:table-row>
        <table:table-row table:style-name="ro1">
          <table:table-cell office:value-type="string" calcext:value-type="string">
            <text:p>[TOTAL_GC_TIME_%]</text:p>
          </table:table-cell>
          <table:table-cell office:value-type="string" calcext:value-type="string">
            <text:p><text:s/>Time(%)</text:p>
          </table:table-cell>
          <table:table-cell office:value-type="string" calcext:value-type="string">
            <text:p><text:s/>0.011643250795622138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10000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AverageLatency(us)</text:p>
          </table:table-cell>
          <table:table-cell office:value-type="string" calcext:value-type="string">
            <text:p><text:s/>40396.0315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444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4505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40927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44159.0</text:p>
          </table:table-cell>
        </table:table-row>
        <table:table-row table:style-name="ro1">
          <table:table-cell office:value-type="string" calcext:value-type="string">
            <text:p>[READ]</text:p>
          </table:table-cell>
          <table:table-cell office:value-type="string" calcext:value-type="string">
            <text:p><text:s/>Return=OK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Operations</text:p>
          </table:table-cell>
          <table:table-cell office:value-type="string" calcext:value-type="string">
            <text:p><text:s/>8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AverageLatency(us)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inLatency(us)</text:p>
          </table:table-cell>
          <table:table-cell office:value-type="string" calcext:value-type="string">
            <text:p><text:s/>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MaxLatency(us)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5thPercentileLatency(us)</text:p>
          </table:table-cell>
          <table:table-cell office:value-type="string" calcext:value-type="string">
            <text:p><text:s/>10.0</text:p>
          </table:table-cell>
        </table:table-row>
        <table:table-row table:style-name="ro1">
          <table:table-cell office:value-type="string" calcext:value-type="string">
            <text:p>[CLEANUP]</text:p>
          </table:table-cell>
          <table:table-cell office:value-type="string" calcext:value-type="string">
            <text:p><text:s/>99thPercentileLatency(us)</text:p>
          </table:table-cell>
          <table:table-cell office:value-type="string" calcext:value-type="string">
            <text:p><text:s/>1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96" meta:object-count="0"/>
    <meta:generator>LibreOffice/4.2.8.2$Linux_x86 LibreOffice_project/420m0$Build-2</meta:generator>
  </office:meta>
</office:document-meta>
</file>